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padding="0.049cm" fo:border="0.002cm solid #e3e3e3"/>
    </style:style>
    <style:style style:name="P2" style:family="paragraph" style:parent-style-name="Heading_20_3">
      <style:paragraph-properties fo:padding="0.049cm" fo:border="0.002cm solid #e3e3e3"/>
    </style:style>
    <style:style style:name="P3" style:family="paragraph" style:parent-style-name="Preformatted_20_Text">
      <style:paragraph-properties fo:margin-top="0cm" fo:margin-bottom="0.499cm" fo:padding="0.049cm" fo:border="0.002cm solid #e3e3e3" style:writing-mode="lr-tb"/>
    </style:style>
    <style:style style:name="P4" style:family="paragraph" style:parent-style-name="Preformatted_20_Text">
      <style:paragraph-properties fo:padding="0.049cm" fo:border="0.002cm solid #e3e3e3"/>
    </style:style>
    <style:style style:name="P5" style:family="paragraph" style:parent-style-name="Preformatted_20_Text">
      <style:paragraph-properties fo:padding="0.049cm" fo:border="0.002cm solid #e3e3e3" style:writing-mode="lr-tb"/>
    </style:style>
    <style:style style:name="P6" style:family="paragraph" style:parent-style-name="Text_20_body">
      <style:paragraph-properties fo:margin-top="0cm" fo:margin-bottom="0cm" fo:padding="0.049cm" fo:border="0.002cm solid #e3e3e3"/>
    </style:style>
    <style:style style:name="P7" style:family="paragraph" style:parent-style-name="Text_20_body" style:list-style-name="L1">
      <style:paragraph-properties fo:margin-top="0cm" fo:margin-bottom="0cm" fo:padding="0.049cm" fo:border="0.002cm solid #e3e3e3"/>
    </style:style>
    <style:style style:name="P8" style:family="paragraph" style:parent-style-name="Text_20_body" style:list-style-name="L2">
      <style:paragraph-properties fo:margin-top="0cm" fo:margin-bottom="0cm" fo:padding="0.049cm" fo:border="0.002cm solid #e3e3e3"/>
    </style:style>
    <style:style style:name="P9" style:family="paragraph" style:parent-style-name="Text_20_body" style:list-style-name="L3">
      <style:paragraph-properties fo:margin-top="0cm" fo:margin-bottom="0cm" fo:padding="0.049cm" fo:border="0.002cm solid #e3e3e3"/>
    </style:style>
    <style:style style:name="P10" style:family="paragraph" style:parent-style-name="Text_20_body" style:list-style-name="L4">
      <style:paragraph-properties fo:margin-top="0cm" fo:margin-bottom="0cm" fo:padding="0.049cm" fo:border="0.002cm solid #e3e3e3"/>
    </style:style>
    <style:style style:name="P11" style:family="paragraph" style:parent-style-name="Text_20_body">
      <style:paragraph-properties fo:padding="0.049cm" fo:border="0.002cm solid #e3e3e3"/>
    </style:style>
    <style:style style:name="P12" style:family="paragraph" style:parent-style-name="Text_20_body" style:list-style-name="L1">
      <style:paragraph-properties fo:padding="0.049cm" fo:border="0.002cm solid #e3e3e3"/>
    </style:style>
    <style:style style:name="P13" style:family="paragraph" style:parent-style-name="Text_20_body" style:list-style-name="L2">
      <style:paragraph-properties fo:padding="0.049cm" fo:border="0.002cm solid #e3e3e3"/>
    </style:style>
    <style:style style:name="P14" style:family="paragraph" style:parent-style-name="Text_20_body" style:list-style-name="L3">
      <style:paragraph-properties fo:padding="0.049cm" fo:border="0.002cm solid #e3e3e3"/>
    </style:style>
    <style:style style:name="P15" style:family="paragraph" style:parent-style-name="Text_20_body" style:list-style-name="L4">
      <style:paragraph-properties fo:padding="0.049cm" fo:border="0.002cm solid #e3e3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 xlink:type="simpl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Strong_20_Emphasis">Refactorización hacia Patrones de Diseño usando el Patrón Bridge en Java</text:span></text:p>
      <text:p text:style-name="P11">Para abordar tu petición, primero te mostraré un ejemplo simple de un programa que carece de un enfoque orientado a objetos y que está fuertemente acoplado. Luego, refactorizaremos este código para usar el patrón de diseño Bridge, explicando en detalle el proceso, las motivaciones y principios detrás de cada paso.</text:p>
      <text:h text:style-name="P2" text:outline-level="3">Ejemplo Inicial: Sistema de Dibujo</text:h>
      <text:p text:style-name="P11">Supongamos que tenemos un programa que dibuja diferentes tipos de formas en diferentes maneras (como podría ser dibujar en pantalla o imprimir). El código inicial podría lucir algo así:</text:p>
      <text:p text:style-name="P4">java</text:p>
      <text:p text:style-name="P4">Copy code</text:p>
      <text:p text:style-name="P5"><text:span text:style-name="Source_20_Text">public class DrawingSystem {</text:span></text:p>
      <text:p text:style-name="P5"><text:span text:style-name="Source_20_Text"><text:s text:c="4"/>public void drawCircle(String method) {</text:span></text:p>
      <text:p text:style-name="P5"><text:span text:style-name="Source_20_Text"><text:s text:c="8"/>if (method.equals("screen")) {</text:span></text:p>
      <text:p text:style-name="P5"><text:span text:style-name="Source_20_Text"><text:s text:c="12"/>System.out.println("Dibuja un círculo en la pantalla.");</text:span></text:p>
      <text:p text:style-name="P5"><text:span text:style-name="Source_20_Text"><text:s text:c="8"/>} else if (method.equals("print")) {</text:span></text:p>
      <text:p text:style-name="P5"><text:span text:style-name="Source_20_Text"><text:s text:c="12"/>System.out.println("Imprime un círculo en papel.");</text:span></text:p>
      <text:p text:style-name="P5"><text:span text:style-name="Source_20_Text"><text:s text:c="8"/>}</text:span></text:p>
      <text:p text:style-name="P5"><text:span text:style-name="Source_20_Text"><text:s text:c="4"/>}</text:span></text:p>
      <text:p text:style-name="P5"/>
      <text:p text:style-name="P5"><text:span text:style-name="Source_20_Text"><text:s text:c="4"/>public void drawSquare(String method) {</text:span></text:p>
      <text:p text:style-name="P5"><text:span text:style-name="Source_20_Text"><text:s text:c="8"/>if (method.equals("screen")) {</text:span></text:p>
      <text:p text:style-name="P5"><text:span text:style-name="Source_20_Text"><text:s text:c="12"/>System.out.println("Dibuja un cuadrado en la pantalla.");</text:span></text:p>
      <text:p text:style-name="P5"><text:span text:style-name="Source_20_Text"><text:s text:c="8"/>} else if (method.equals("print")) {</text:span></text:p>
      <text:p text:style-name="P5"><text:span text:style-name="Source_20_Text"><text:s text:c="12"/>System.out.println("Imprime un cuadrado en papel.");</text:span></text:p>
      <text:p text:style-name="P5"><text:span text:style-name="Source_20_Text"><text:s text:c="8"/>}</text:span></text:p>
      <text:p text:style-name="P5"><text:span text:style-name="Source_20_Text"><text:s text:c="4"/>}</text:span></text:p>
      <text:p text:style-name="P3"><text:span text:style-name="Source_20_Text">}</text:span></text:p>
      <text:h text:style-name="P1" text:outline-level="4">Problemas y Motivación para Refactorizar</text:h>
      <text:list xml:id="list3611613535997378419" text:style-name="L1">
        <text:list-item>
          <text:p text:style-name="P7"><text:span text:style-name="Strong_20_Emphasis">Acoplamiento Alto</text:span>: Los métodos de dibujo están fuertemente acoplados con los tipos de formas. Si queremos añadir una nueva forma o un nuevo método de dibujo, tendríamos que modificar el código existente, lo cual viola el Principio de Abierto/Cerrado (OCP) de SOLID.</text:p>
        </text:list-item>
        <text:list-item>
          <text:p text:style-name="P7"><text:span text:style-name="Strong_20_Emphasis">Violación del Principio de Única Responsabilidad (SRP)</text:span>: La clase <text:span text:style-name="Source_20_Text">DrawingSystem</text:span> tiene múltiples razones para cambiar: cambiar cómo se dibuja una forma o añadir una nueva forma o método de dibujo.</text:p>
        </text:list-item>
        <text:list-item>
          <text:p text:style-name="P12"><text:span text:style-name="Strong_20_Emphasis">Duplicación de Código</text:span>: Cada método de dibujo tiene código muy similar para cada forma, solo cambia el tipo de forma.</text:p>
        </text:list-item>
      </text:list>
      <text:h text:style-name="P2" text:outline-level="3">Aplicando el Patrón Bridge</text:h>
      <text:p text:style-name="P11">El patrón Bridge permite separar una abstracción de su implementación, de manera que ambas puedan variar de manera independiente. Esto se hace definiendo dos jerarquías de clases, una para la abstracción (por ejemplo, las formas) y otra para la implementación (por ejemplo, los métodos de dibujo).</text:p>
      <text:h text:style-name="P1" text:outline-level="4">Refactorización</text:h>
      <text:p text:style-name="P11">Primero, definimos la implementación y la abstracción:</text:p>
      <text:p text:style-name="P4"><text:soft-page-break/>java</text:p>
      <text:p text:style-name="P4">Copy code</text:p>
      <text:p text:style-name="P5"><text:span text:style-name="Source_20_Text">// Implementor</text:span></text:p>
      <text:p text:style-name="P5"><text:span text:style-name="Source_20_Text">interface DrawAPI {</text:span></text:p>
      <text:p text:style-name="P5"><text:span text:style-name="Source_20_Text"><text:s text:c="4"/>void drawCircle();</text:span></text:p>
      <text:p text:style-name="P5"><text:span text:style-name="Source_20_Text"><text:s text:c="4"/>void drawSquare();</text:span></text:p>
      <text:p text:style-name="P5"><text:span text:style-name="Source_20_Text">}</text:span></text:p>
      <text:p text:style-name="P5"/>
      <text:p text:style-name="P5"><text:span text:style-name="Source_20_Text">// ConcreteImplementor A</text:span></text:p>
      <text:p text:style-name="P5"><text:span text:style-name="Source_20_Text">class ScreenDrawAPI implements DrawAPI {</text:span></text:p>
      <text:p text:style-name="P5"><text:span text:style-name="Source_20_Text"><text:s text:c="4"/>public void drawCircle() {</text:span></text:p>
      <text:p text:style-name="P5"><text:span text:style-name="Source_20_Text"><text:s text:c="8"/>System.out.println("Dibuja un círculo en la pantalla.");</text:span></text:p>
      <text:p text:style-name="P5"><text:span text:style-name="Source_20_Text"><text:s text:c="4"/>}</text:span></text:p>
      <text:p text:style-name="P5"/>
      <text:p text:style-name="P5"><text:span text:style-name="Source_20_Text"><text:s text:c="4"/>public void drawSquare() {</text:span></text:p>
      <text:p text:style-name="P5"><text:span text:style-name="Source_20_Text"><text:s text:c="8"/>System.out.println("Dibuja un cuadrado en la pantalla.");</text:span></text:p>
      <text:p text:style-name="P5"><text:span text:style-name="Source_20_Text"><text:s text:c="4"/>}</text:span></text:p>
      <text:p text:style-name="P5"><text:span text:style-name="Source_20_Text">}</text:span></text:p>
      <text:p text:style-name="P5"/>
      <text:p text:style-name="P5"><text:span text:style-name="Source_20_Text">// ConcreteImplementor B</text:span></text:p>
      <text:p text:style-name="P5"><text:span text:style-name="Source_20_Text">class PrintDrawAPI implements DrawAPI {</text:span></text:p>
      <text:p text:style-name="P5"><text:span text:style-name="Source_20_Text"><text:s text:c="4"/>public void drawCircle() {</text:span></text:p>
      <text:p text:style-name="P5"><text:span text:style-name="Source_20_Text"><text:s text:c="8"/>System.out.println("Imprime un círculo en papel.");</text:span></text:p>
      <text:p text:style-name="P5"><text:span text:style-name="Source_20_Text"><text:s text:c="4"/>}</text:span></text:p>
      <text:p text:style-name="P5"/>
      <text:p text:style-name="P5"><text:span text:style-name="Source_20_Text"><text:s text:c="4"/>public void drawSquare() {</text:span></text:p>
      <text:p text:style-name="P5"><text:span text:style-name="Source_20_Text"><text:s text:c="8"/>System.out.println("Imprime un cuadrado en papel.");</text:span></text:p>
      <text:p text:style-name="P5"><text:span text:style-name="Source_20_Text"><text:s text:c="4"/>}</text:span></text:p>
      <text:p text:style-name="P3"><text:span text:style-name="Source_20_Text">}</text:span></text:p>
      <text:p text:style-name="P11">Ahora, definimos la abstracción y refinamos la abstracción:</text:p>
      <text:p text:style-name="P4">java</text:p>
      <text:p text:style-name="P4">Copy code</text:p>
      <text:p text:style-name="P5"><text:span text:style-name="Source_20_Text">// Abstraction</text:span></text:p>
      <text:p text:style-name="P5"><text:span text:style-name="Source_20_Text">abstract class Shape {</text:span></text:p>
      <text:p text:style-name="P5"><text:span text:style-name="Source_20_Text"><text:s text:c="4"/>protected DrawAPI drawAPI;</text:span></text:p>
      <text:p text:style-name="P5"/>
      <text:p text:style-name="P5"><text:span text:style-name="Source_20_Text"><text:s text:c="4"/>protected Shape(DrawAPI drawAPI) {</text:span></text:p>
      <text:p text:style-name="P5"><text:span text:style-name="Source_20_Text"><text:s text:c="8"/>this.drawAPI = drawAPI;</text:span></text:p>
      <text:p text:style-name="P5"><text:span text:style-name="Source_20_Text"><text:s text:c="4"/>}</text:span></text:p>
      <text:p text:style-name="P5"/>
      <text:p text:style-name="P5"><text:span text:style-name="Source_20_Text"><text:s text:c="4"/>abstract void draw();</text:span></text:p>
      <text:p text:style-name="P5"><text:span text:style-name="Source_20_Text">}</text:span></text:p>
      <text:p text:style-name="P5"/>
      <text:p text:style-name="P5"><text:span text:style-name="Source_20_Text">// RefinedAbstraction</text:span></text:p>
      <text:p text:style-name="P5"><text:span text:style-name="Source_20_Text">class Circle extends Shape {</text:span></text:p>
      <text:p text:style-name="P5"><text:span text:style-name="Source_20_Text"><text:s text:c="4"/>Circle(DrawAPI drawAPI) {</text:span></text:p>
      <text:p text:style-name="P5"><text:span text:style-name="Source_20_Text"><text:s text:c="8"/>super(drawAPI);</text:span></text:p>
      <text:p text:style-name="P5"><text:span text:style-name="Source_20_Text"><text:s text:c="4"/>}</text:span></text:p>
      <text:p text:style-name="P5"/>
      <text:p text:style-name="P5"><text:span text:style-name="Source_20_Text"><text:s text:c="4"/>void draw() {</text:span></text:p>
      <text:p text:style-name="P5"><text:span text:style-name="Source_20_Text"><text:s text:c="8"/>drawAPI.drawCircle();</text:span></text:p>
      <text:p text:style-name="P5"><text:span text:style-name="Source_20_Text"><text:s text:c="4"/>}</text:span></text:p>
      <text:p text:style-name="P5"><text:span text:style-name="Source_20_Text">}</text:span></text:p>
      <text:p text:style-name="P5"/>
      <text:p text:style-name="P5"><text:span text:style-name="Source_20_Text">class Square extends Shape {</text:span></text:p>
      <text:p text:style-name="P5"><text:span text:style-name="Source_20_Text"><text:s text:c="4"/>Square(DrawAPI drawAPI) {</text:span></text:p>
      <text:p text:style-name="P5"><text:span text:style-name="Source_20_Text"><text:s text:c="8"/>super(drawAPI);</text:span></text:p>
      <text:p text:style-name="P5"><text:soft-page-break/><text:span text:style-name="Source_20_Text"><text:s text:c="4"/>}</text:span></text:p>
      <text:p text:style-name="P5"/>
      <text:p text:style-name="P5"><text:span text:style-name="Source_20_Text"><text:s text:c="4"/>void draw() {</text:span></text:p>
      <text:p text:style-name="P5"><text:span text:style-name="Source_20_Text"><text:s text:c="8"/>drawAPI.drawSquare();</text:span></text:p>
      <text:p text:style-name="P5"><text:span text:style-name="Source_20_Text"><text:s text:c="4"/>}</text:span></text:p>
      <text:p text:style-name="P3"><text:span text:style-name="Source_20_Text">}</text:span></text:p>
      <text:h text:style-name="P1" text:outline-level="4">Uso del código refactoreizado</text:h>
      <text:p text:style-name="P4">java</text:p>
      <text:p text:style-name="P4">Copy code</text:p>
      <text:p text:style-name="P5"><text:span text:style-name="Source_20_Text">public class Client {</text:span></text:p>
      <text:p text:style-name="P5"><text:span text:style-name="Source_20_Text"><text:s text:c="4"/>public static void main(String[] args) {</text:span></text:p>
      <text:p text:style-name="P5"><text:span text:style-name="Source_20_Text"><text:s text:c="8"/>Shape circleOnScreen = new Circle(new ScreenDrawAPI());</text:span></text:p>
      <text:p text:style-name="P5"><text:span text:style-name="Source_20_Text"><text:s text:c="8"/>circleOnScreen.draw();</text:span></text:p>
      <text:p text:style-name="P5"/>
      <text:p text:style-name="P5"><text:span text:style-name="Source_20_Text"><text:s text:c="8"/>Shape squareOnPrint = new Square(new PrintDrawAPI());</text:span></text:p>
      <text:p text:style-name="P5"><text:span text:style-name="Source_20_Text"><text:s text:c="8"/>squareOnPrint.draw();</text:span></text:p>
      <text:p text:style-name="P5"><text:span text:style-name="Source_20_Text"><text:s text:c="4"/>}</text:span></text:p>
      <text:p text:style-name="P3"><text:span text:style-name="Source_20_Text">}</text:span></text:p>
      <text:h text:style-name="P2" text:outline-level="3">Ventajas del Patrón Bridge</text:h>
      <text:list xml:id="list1248034445789227211" text:style-name="L2">
        <text:list-item>
          <text:p text:style-name="P8"><text:span text:style-name="Strong_20_Emphasis">Desacoplamiento</text:span>: La abstracción de las formas y su implementación de dibujo están desacopladas, lo que permite extenderlas independientemente.</text:p>
        </text:list-item>
        <text:list-item>
          <text:p text:style-name="P8"><text:span text:style-name="Strong_20_Emphasis">Cumplimiento de OCP y SRP</text:span>: El código ahora es más mantenible y cada clase tiene una sola razón para cambiar.</text:p>
        </text:list-item>
        <text:list-item>
          <text:p text:style-name="P13"><text:span text:style-name="Strong_20_Emphasis">Reducción de Duplicación</text:span>: La lógica de dibujo específica está encapsulada en su respectiva clase <text:span text:style-name="Source_20_Text">DrawAPI</text:span>.</text:p>
        </text:list-item>
      </text:list>
      <text:h text:style-name="P2" text:outline-level="3">Patrones Similares</text:h>
      <text:list xml:id="list2318850582994710528" text:style-name="L3">
        <text:list-item>
          <text:p text:style-name="P9"><text:span text:style-name="Strong_20_Emphasis">Patrón Strategy</text:span>: Similar al Bridge en que ambos encapsulan comportamiento y permiten intercambiar las implementaciones. La diferencia principal es que Strategy generalmente se enfoca en un algoritmo mientras que Bridge separa abstracciones de implementaciones.</text:p>
        </text:list-item>
        <text:list-item>
          <text:p text:style-name="P14"><text:span text:style-name="Strong_20_Emphasis">Patrón Adapter</text:span>: También usa composición para separar detalles de implementación. Sin embargo, Adapter se usa para hacer que interfaces incompatibles trabajen juntas, no para desacoplar abstracciones e implementaciones per se.</text:p>
        </text:list-item>
      </text:list>
      <text:p text:style-name="P11">Refactorizar utilizando el patrón Bridge puede ser extremadamente útil para reducir la complejidad del código y mejorar su mantenimiento y extensibilidad, respetando principios SOLID fundamentales.</text:p>
      <text:p text:style-name="P6"/>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3" text:outline-level="3">*****************************************************************************************************************************************************************************************</text:h>
      <text:h text:style-name="Heading_20_3" text:outline-level="3">Paso 1: Reemplazo de Interfaces por Funciones</text:h>
      <text:p text:style-name="P11">En Java, el uso de <text:span text:style-name="Source_20_Text">Consumer&lt;T&gt;</text:span> de la biblioteca de funciones estándar puede ser adecuado para reemplazar nuestra interfaz <text:span text:style-name="Source_20_Text">DrawAPI</text:span>. Esto es porque estamos lidiando con métodos que no retornan valor, lo cual es característico de los consumidores.</text:p>
      <text:h text:style-name="P1" text:outline-level="4">Definición de Funciones para Dibujar</text:h>
      <text:p text:style-name="P4">java</text:p>
      <text:p text:style-name="P4">Copy code</text:p>
      <text:p text:style-name="P5"><text:span text:style-name="Source_20_Text">import java.util.function.Consumer;</text:span></text:p>
      <text:p text:style-name="P5"/>
      <text:p text:style-name="P5"><text:span text:style-name="Source_20_Text">public class DrawingFunctions {</text:span></text:p>
      <text:p text:style-name="P5"><text:span text:style-name="Source_20_Text"><text:s text:c="4"/>public static void drawCircleOnScreen() {</text:span></text:p>
      <text:p text:style-name="P5"><text:span text:style-name="Source_20_Text"><text:s text:c="8"/>System.out.println("Dibuja un círculo en la pantalla.");</text:span></text:p>
      <text:p text:style-name="P5"><text:span text:style-name="Source_20_Text"><text:s text:c="4"/>}</text:span></text:p>
      <text:p text:style-name="P5"/>
      <text:p text:style-name="P5"><text:span text:style-name="Source_20_Text"><text:s text:c="4"/>public static void drawSquareOnScreen() {</text:span></text:p>
      <text:p text:style-name="P5"><text:span text:style-name="Source_20_Text"><text:s text:c="8"/>System.out.println("Dibuja un cuadrado en la pantalla.");</text:span></text:p>
      <text:p text:style-name="P5"><text:span text:style-name="Source_20_Text"><text:s text:c="4"/>}</text:span></text:p>
      <text:p text:style-name="P5"/>
      <text:p text:style-name="P5"><text:span text:style-name="Source_20_Text"><text:s text:c="4"/>public static void printCircleOnPaper() {</text:span></text:p>
      <text:p text:style-name="P5"><text:span text:style-name="Source_20_Text"><text:s text:c="8"/>System.out.println("Imprime un círculo en papel.");</text:span></text:p>
      <text:p text:style-name="P5"><text:span text:style-name="Source_20_Text"><text:s text:c="4"/>}</text:span></text:p>
      <text:p text:style-name="P5"/>
      <text:p text:style-name="P5"><text:span text:style-name="Source_20_Text"><text:s text:c="4"/>public static void printSquareOnPaper() {</text:span></text:p>
      <text:p text:style-name="P5"><text:span text:style-name="Source_20_Text"><text:s text:c="8"/>System.out.println("Imprime un cuadrado en papel.");</text:span></text:p>
      <text:p text:style-name="P5"><text:span text:style-name="Source_20_Text"><text:s text:c="4"/>}</text:span></text:p>
      <text:p text:style-name="P3"><text:span text:style-name="Source_20_Text">}</text:span></text:p>
      <text:h text:style-name="P2" text:outline-level="3">Paso 2: Uso de Referencias a Métodos y Lambdas</text:h>
      <text:p text:style-name="P11">En lugar de usar clases y herencia, podemos directamente manipular y pasar estas funciones donde sean necesarias.</text:p>
      <text:h text:style-name="P1" text:outline-level="4">Implementación de Funciones de Dibujo de Formas</text:h>
      <text:p text:style-name="P11">Para simplificar, usaremos un enfoque funcional donde pasamos las funciones de dibujo directamente a los métodos de dibujo de las formas.</text:p>
      <text:p text:style-name="P4">java</text:p>
      <text:p text:style-name="P4">Copy code</text:p>
      <text:p text:style-name="P5"><text:span text:style-name="Source_20_Text">import java.util.function.Consumer;</text:span></text:p>
      <text:p text:style-name="P5"/>
      <text:p text:style-name="P5"><text:span text:style-name="Source_20_Text">public class ShapeDrawing {</text:span></text:p>
      <text:p text:style-name="P5"><text:span text:style-name="Source_20_Text"><text:s text:c="4"/>public static void drawShape(Consumer&lt;Void&gt; drawFunction) {</text:span></text:p>
      <text:p text:style-name="P5"><text:span text:style-name="Source_20_Text"><text:s text:c="8"/>drawFunction.accept(null);</text:span></text:p>
      <text:p text:style-name="P5"><text:soft-page-break/><text:span text:style-name="Source_20_Text"><text:s text:c="4"/>}</text:span></text:p>
      <text:p text:style-name="P3"><text:span text:style-name="Source_20_Text">}</text:span></text:p>
      <text:h text:style-name="P2" text:outline-level="3">Paso 3: Ejemplo de Uso</text:h>
      <text:p text:style-name="P11">Podemos utilizar las referencias a métodos directamente en un flujo de trabajo o al invocar el método de dibujo:</text:p>
      <text:p text:style-name="P4">java</text:p>
      <text:p text:style-name="P4">Copy code</text:p>
      <text:p text:style-name="P5"><text:span text:style-name="Source_20_Text">public class DrawingApplication {</text:span></text:p>
      <text:p text:style-name="P5"><text:span text:style-name="Source_20_Text"><text:s text:c="4"/>public static void main(String[] args) {</text:span></text:p>
      <text:p text:style-name="P5"><text:span text:style-name="Source_20_Text"><text:s text:c="8"/>// Usar referencias a métodos para dibujar en la pantalla</text:span></text:p>
      <text:p text:style-name="P5"><text:span text:style-name="Source_20_Text"><text:s text:c="8"/>ShapeDrawing.drawShape(v -&gt; DrawingFunctions.drawCircleOnScreen());</text:span></text:p>
      <text:p text:style-name="P5"><text:span text:style-name="Source_20_Text"><text:s text:c="8"/>ShapeDrawing.drawShape(v -&gt; DrawingFunctions.drawSquareOnScreen());</text:span></text:p>
      <text:p text:style-name="P5"/>
      <text:p text:style-name="P5"><text:span text:style-name="Source_20_Text"><text:s text:c="8"/>// Usar referencias a métodos para imprimir en papel</text:span></text:p>
      <text:p text:style-name="P5"><text:span text:style-name="Source_20_Text"><text:s text:c="8"/>ShapeDrawing.drawShape(v -&gt; DrawingFunctions.printCircleOnPaper());</text:span></text:p>
      <text:p text:style-name="P5"><text:span text:style-name="Source_20_Text"><text:s text:c="8"/>ShapeDrawing.drawShape(v -&gt; DrawingFunctions.printSquareOnPaper());</text:span></text:p>
      <text:p text:style-name="P5"><text:span text:style-name="Source_20_Text"><text:s text:c="4"/>}</text:span></text:p>
      <text:p text:style-name="P3"><text:span text:style-name="Source_20_Text">}</text:span></text:p>
      <text:h text:style-name="P2" text:outline-level="3">Ventajas de este enfoque</text:h>
      <text:list xml:id="list4623634864503036126" text:style-name="L4">
        <text:list-item>
          <text:p text:style-name="P10"><text:span text:style-name="Strong_20_Emphasis">Inmutabilidad y Seguridad en Concurrencia</text:span>: Las funciones son inmutables y, por lo tanto, seguras para usar en contextos concurrentes.</text:p>
        </text:list-item>
        <text:list-item>
          <text:p text:style-name="P10"><text:span text:style-name="Strong_20_Emphasis">Reusabilidad y Composición</text:span>: Las funciones pueden ser fácilmente reusadas y compuestas para crear nuevas funcionalidades.</text:p>
        </text:list-item>
        <text:list-item>
          <text:p text:style-name="P15"><text:span text:style-name="Strong_20_Emphasis">Flexibilidad y Reducción de Boilerplate</text:span>: Al eliminar la necesidad de clases e interfaces dedicadas para comportamientos que pueden ser expresados como funciones, reducimos el código boilerplate y aumentamos la flexibilidad.</text:p>
        </text:list-item>
      </text:list>
      <text:p text:style-name="P11">Este enfoque simplificado maximiza las capacidades de la programación funcional en Java, aprovechando las expresiones lambda y las referencias a métodos para minimizar la cantidad de código y aumentar la expresividad y mantenibilidad del programa.</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12T18:42:35.02</meta:creation-date>
    <dc:date>2024-05-12T21:17:29.79</dc:date>
    <meta:editing-duration>PT2H34M54S</meta:editing-duration>
    <meta:editing-cycles>2</meta:editing-cycles>
    <meta:generator>OpenOffice/4.1.15$Win32 OpenOffice.org_project/4115m2$Build-9813</meta:generator>
    <meta:document-statistic meta:table-count="0" meta:image-count="0" meta:object-count="0" meta:page-count="5" meta:paragraph-count="154" meta:word-count="993" meta:character-count="7696"/>
  </office:meta>
</office:document-meta>
</file>